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32D00000223E9D8C20898E28993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4.6591in" draw:z-index="0"><draw:image xlink:href="Pictures/100000000000032D00000223E9D8C20898E2899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3:09:35.942572458</meta:creation-date>
    <dc:date>2017-01-13T13:10:11.127770331</dc:date>
    <meta:editing-duration>PT3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4.2$Linux_x86 LibreOffice_project/10m0$Build-2</meta:generator>
  </office:meta>
</office:document-meta>
</file>